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33d3" officeooo:paragraph-rsid="001033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33d3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033d3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officeooo:rsid="001033d3" officeooo:paragraph-rsid="0015360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Liberation Serif" fo:font-size="14pt" fo:font-weight="bold" officeooo:rsid="001033d3" officeooo:paragraph-rsid="001033d3" style:font-name-asian="Courier New" style:font-size-asian="14pt" style:language-asian="ru" style:country-asian="RU" style:font-weight-asian="bold" style:font-name-complex="Courier New" style:font-size-complex="14pt" style:font-weight-complex="bold"/>
    </style:style>
    <style:style style:name="P7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033d3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1e3de"/>
    </style:style>
    <style:style style:name="P1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1e3de" style:font-weight-asian="bold" style:font-weight-complex="bold"/>
    </style:style>
    <style:style style:name="P1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fce3" style:font-weight-asian="bold" style:font-weight-complex="bold"/>
    </style:style>
    <style:style style:name="P1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fe74" style:font-weight-asian="bold" style:font-weight-complex="bold"/>
    </style:style>
    <style:style style:name="P1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Liberation Serif" fo:font-size="14pt" fo:font-weight="bold" officeooo:paragraph-rsid="0012fe7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Liberation Serif" fo:font-size="14pt" fo:font-weight="bold" officeooo:rsid="0013236f" officeooo:paragraph-rsid="001323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0fc778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style:font-name="Liberation Serif" fo:font-size="14pt" fo:font-weight="normal" officeooo:paragraph-rsid="001033d3" style:font-name-asian="Courier New" style:font-size-asian="14pt" style:font-weight-asian="normal" style:font-name-complex="Courier New" style:font-size-complex="14pt" style:font-weight-complex="normal"/>
    </style:style>
    <style:style style:name="P20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0fc778" style:font-size-asian="14pt" style:font-size-complex="14pt"/>
    </style:style>
    <style:style style:name="P21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0fc77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3495e" style:letter-kerning="true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1e3de" style:letter-kerning="true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Liberation Serif" fo:font-size="14pt" fo:font-weight="bold" officeooo:rsid="00173470" officeooo:paragraph-rsid="00173470" style:font-name-asian="Courier New" style:font-size-asian="14pt" style:language-asian="ru" style:country-asian="RU" style:font-weight-asian="bold" style:font-name-complex="Courier New" style:font-size-complex="14pt" style:font-weight-complex="bold"/>
    </style:style>
    <style:style style:name="P2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Liberation Serif" fo:font-size="14pt" fo:font-weight="normal" officeooo:rsid="00173470" officeooo:paragraph-rsid="00173470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P2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0fc77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Liberation Serif" fo:font-size="14pt" fo:font-weight="bold" officeooo:rsid="0012fe74" officeooo:paragraph-rsid="0019172e" style:font-size-asian="14pt" style:font-weight-asian="bold" style:font-size-complex="14pt" style:font-weight-complex="bold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style:font-name="Times New Roman" fo:font-weight="normal" officeooo:rsid="00153601" style:font-name-asian="Times New Roman1" style:language-asian="ru" style:country-asian="RU" style:font-weight-asian="normal" style:font-name-complex="Times New Roman1" style:font-weight-complex="normal"/>
    </style:style>
    <style:style style:name="T4" style:family="text">
      <style:text-properties fo:color="#000000" style:font-name="Liberation Serif" fo:font-size="14pt" fo:font-weight="bold" officeooo:rsid="001033d3" style:font-name-asian="Courier New" style:font-size-asian="14pt" style:language-asian="ru" style:country-asian="RU" style:font-weight-asian="bold" style:font-name-complex="Courier New" style:font-size-complex="14pt" style:font-weight-complex="bold"/>
    </style:style>
    <style:style style:name="T5" style:family="text">
      <style:text-properties fo:color="#000000" style:font-name="Liberation Serif" fo:font-size="14pt" fo:font-weight="normal" officeooo:rsid="001033d3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6" style:family="text">
      <style:text-properties officeooo:rsid="000fc778"/>
    </style:style>
    <style:style style:name="T7" style:family="text">
      <style:text-properties officeooo:rsid="001033d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weight="normal" style:font-name-asian="Courier New" style:font-weight-asian="normal" style:font-name-complex="Courier New" style:font-weight-complex="normal"/>
    </style:style>
    <style:style style:name="T10" style:family="text">
      <style:text-properties style:font-name="Liberation Serif" fo:font-weight="normal" officeooo:rsid="0012fe74" style:font-name-asian="Courier New" style:font-weight-asian="normal" style:font-name-complex="Courier New" style:font-weight-complex="normal"/>
    </style:style>
    <style:style style:name="T11" style:family="text">
      <style:text-properties style:font-name="Liberation Serif" fo:font-weight="normal" officeooo:rsid="00153601" style:font-name-asian="Courier New" style:font-weight-asian="normal" style:font-name-complex="Courier New" style:font-weight-complex="normal"/>
    </style:style>
    <style:style style:name="T12" style:family="text">
      <style:text-properties style:font-name="Liberation Serif" fo:font-weight="normal" officeooo:rsid="0019172e" style:font-name-asian="Courier New" style:font-weight-asian="normal" style:font-name-complex="Courier New" style:font-weight-complex="normal"/>
    </style:style>
    <style:style style:name="T13" style:family="text">
      <style:text-properties style:font-name="Liberation Serif" style:font-name-asian="Courier New" style:font-name-complex="Courier New"/>
    </style:style>
    <style:style style:name="T14" style:family="text">
      <style:text-properties style:font-name="Liberation Serif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T15" style:family="text">
      <style:text-properties style:font-name="Liberation Serif" fo:font-size="14pt" fo:font-weight="normal" officeooo:rsid="001033d3" style:font-name-asian="Courier New" style:font-size-asian="14pt" style:font-weight-asian="normal" style:font-name-complex="Courier New" style:font-size-complex="14pt" style:font-weight-complex="normal"/>
    </style:style>
    <style:style style:name="T16" style:family="text">
      <style:text-properties style:font-name="Liberation Serif" fo:font-size="14pt" fo:font-weight="normal" officeooo:rsid="0011e3de" style:font-name-asian="Courier New" style:font-size-asian="14pt" style:font-weight-asian="normal" style:font-name-complex="Courier New" style:font-size-complex="14pt" style:font-weight-complex="normal"/>
    </style:style>
    <style:style style:name="T17" style:family="text">
      <style:text-properties style:font-name="Liberation Serif" fo:font-size="14pt" fo:font-weight="normal" officeooo:rsid="0012fce3" style:font-name-asian="Courier New" style:font-size-asian="14pt" style:font-weight-asian="normal" style:font-name-complex="Courier New" style:font-size-complex="14pt" style:font-weight-complex="normal"/>
    </style:style>
    <style:style style:name="T18" style:family="text">
      <style:text-properties style:font-name="Liberation Serif" fo:font-size="14pt" fo:font-weight="normal" officeooo:rsid="0012fe74" style:font-name-asian="Courier New" style:font-size-asian="14pt" style:font-weight-asian="normal" style:font-name-complex="Courier New" style:font-size-complex="14pt" style:font-weight-complex="normal"/>
    </style:style>
    <style:style style:name="T19" style:family="text">
      <style:text-properties style:font-name="Liberation Serif" fo:font-size="14pt" fo:font-weight="normal" officeooo:rsid="0019172e" style:font-name-asian="Courier New" style:font-size-asian="14pt" style:font-weight-asian="normal" style:font-name-complex="Courier New" style:font-size-complex="14pt" style:font-weight-complex="normal"/>
    </style:style>
    <style:style style:name="T20" style:family="text">
      <style:text-properties style:font-name="Liberation Serif" fo:font-size="14pt" fo:font-weight="bold" officeooo:rsid="001033d3" style:font-name-asian="Courier New" style:font-size-asian="14pt" style:font-weight-asian="bold" style:font-name-complex="Courier New" style:font-size-complex="14pt" style:font-weight-complex="bold"/>
    </style:style>
    <style:style style:name="T21" style:family="text">
      <style:text-properties style:font-name="Liberation Serif" fo:font-size="14pt" fo:font-weight="bold" officeooo:rsid="0011e3de" style:font-name-asian="Courier New" style:font-size-asian="14pt" style:font-weight-asian="bold" style:font-name-complex="Courier New" style:font-size-complex="14pt" style:font-weight-complex="bold"/>
    </style:style>
    <style:style style:name="T22" style:family="text">
      <style:text-properties style:font-name="Liberation Serif" fo:font-size="14pt" officeooo:rsid="0011e3de" style:font-name-asian="Courier New" style:font-size-asian="14pt" style:font-name-complex="Courier New" style:font-size-complex="14pt"/>
    </style:style>
    <style:style style:name="T23" style:family="text">
      <style:text-properties style:font-name="Liberation Serif" fo:font-size="14pt" officeooo:rsid="0012fce3" style:font-name-asian="Courier New" style:font-size-asian="14pt" style:font-name-complex="Courier New" style:font-size-complex="14pt"/>
    </style:style>
    <style:style style:name="T24" style:family="text">
      <style:text-properties style:font-name="Liberation Serif" fo:font-size="14pt" officeooo:rsid="0012fe74" style:font-name-asian="Courier New" style:font-size-asian="14pt" style:font-name-complex="Courier New" style:font-size-complex="14pt"/>
    </style:style>
    <style:style style:name="T25" style:family="text">
      <style:text-properties fo:font-weight="normal" style:font-name-asian="Courier New" style:font-weight-asian="normal" style:font-name-complex="Courier New" style:font-weight-complex="normal"/>
    </style:style>
    <style:style style:name="T26" style:family="text">
      <style:text-properties fo:font-weight="normal" officeooo:rsid="0012fe74" style:font-name-asian="Courier New" style:font-weight-asian="normal" style:font-name-complex="Courier New" style:font-weight-complex="normal"/>
    </style:style>
    <style:style style:name="T27" style:family="text">
      <style:text-properties fo:font-weight="normal" officeooo:rsid="0013236f" style:font-name-asian="Courier New" style:font-weight-asian="normal" style:font-name-complex="Courier New" style:font-weight-complex="normal"/>
    </style:style>
    <style:style style:name="T28" style:family="text">
      <style:text-properties fo:font-weight="normal" officeooo:rsid="0019172e" style:font-name-asian="Courier New" style:font-weight-asian="normal" style:font-name-complex="Courier New" style:font-weight-complex="normal"/>
    </style:style>
    <style:style style:name="T29" style:family="text">
      <style:text-properties officeooo:rsid="0011e3de"/>
    </style:style>
    <style:style style:name="T30" style:family="text">
      <style:text-properties style:font-name-asian="Courier New" style:font-name-complex="Courier New"/>
    </style:style>
    <style:style style:name="T31" style:family="text">
      <style:text-properties officeooo:rsid="0012fe74" style:font-name-asian="Courier New" style:font-name-complex="Courier New"/>
    </style:style>
    <style:style style:name="T32" style:family="text">
      <style:text-properties officeooo:rsid="0012fe74"/>
    </style:style>
    <style:style style:name="T33" style:family="text">
      <style:text-properties officeooo:rsid="00153601"/>
    </style:style>
    <style:style style:name="T34" style:family="text">
      <style:text-properties officeooo:rsid="001917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1">М</text:span><text:span text:style-name="T2">ИНИСТЕРСТВО ЦИФРОВОГО РАЗВИТИЯ СВЯЗИ И МАССОВЫХ КОММУНИКАЦИЙ</text:span></text:h>
      <text:h text:style-name="P21" text:outline-level="1">Ордена Трудового Красного Знамени</text:h>
      <text:h text:style-name="P21" text:outline-level="1">Федеральное государственное бюджетное образовательное учреждение высшего образования</text:h>
      <text:h text:style-name="P21" text:outline-level="1">«Московский технический университет связи и информатики»</text:h>
      <text:h text:style-name="P22" text:outline-level="1">Кафедра «Математическая кибернетика и информационные технологии»</text:h>
      <text:p text:style-name="P16"/>
      <text:h text:style-name="P21" text:outline-level="1"/>
      <text:h text:style-name="P21" text:outline-level="1"/>
      <text:h text:style-name="P21" text:outline-level="1"/>
      <text:h text:style-name="P21" text:outline-level="1">Отчет по лабораторной работе №<text:span text:style-name="T34">3</text:span></text:h>
      <text:h text:style-name="P23" text:outline-level="1">по дисциплине «Введение в информационные технологии» </text:h>
      <text:h text:style-name="P23" text:outline-level="1">на тему:</text:h>
      <text:h text:style-name="P26" text:outline-level="1">«<text:span text:style-name="T6">Создание </text:span><text:span text:style-name="T29">оконного приложения</text:span><text:span text:style-name="T6"> «</text:span><text:span text:style-name="T32">К</text:span><text:span text:style-name="T6">алькулятор»</text:span>»</text:h>
      <text:p text:style-name="P17"/>
      <text:p text:style-name="P18"/>
      <text:p text:style-name="P2"><text:s text:c="65"/></text:p>
      <text:p text:style-name="P4"><text:tab/>Выполнил<text:span text:style-name="T7">а</text:span>: <text:tab/><text:tab/><text:tab/><text:tab/></text:p>
      <text:p text:style-name="P4"><text:span text:style-name="T7">Бухонова Арина Алексеевна</text:span> <text:s text:c="11"/></text:p>
      <text:p text:style-name="P2"><text:s text:c="65"/>Проверил: <text:tab/><text:tab/><text:tab/> <text:s/></text:p>
      <text:p text:style-name="P4">Мкртчян Грач Маратович<text:tab/><text:tab/></text:p>
      <text:p text:style-name="P7"/>
      <text:p text:style-name="P7"/>
      <text:p text:style-name="P7"/>
      <text:p text:style-name="P7"/>
      <text:p text:style-name="P7"/>
      <text:p text:style-name="P8">Москва</text:p>
      <text:p text:style-name="P3">2021</text:p>
      <text:p text:style-name="P5"><text:soft-page-break/><text:span text:style-name="T8">Цель:</text:span> <text:s/><text:span text:style-name="T33">Ознакомиться с библиотекой PyQt5. </text:span><text:span text:style-name="T9">Создать </text:span><text:span text:style-name="T10">оконное приложение «К</text:span><text:span text:style-name="T11">а</text:span><text:span text:style-name="T9">лькулятор» с функциями сложения, вычитания, умножения, деления чисел с помощью Python и библиотеки PyQt5.</text:span></text:p>
      <text:p text:style-name="P24">Задание:</text:p>
      <text:p text:style-name="P25">Создать «Калькулятор».</text:p>
      <text:p text:style-name="P6">Ход работы:</text:p>
      <text:p text:style-name="P1"><text:span text:style-name="T13">1. </text:span><text:span text:style-name="T9">Созда</text:span><text:span text:style-name="T12">ё</text:span><text:span text:style-name="T9">м новый проект в PyCharm с названием calculator.</text:span></text:p>
      <text:p text:style-name="P9"><text:span text:style-name="T4">2. </text:span><text:span text:style-name="T5">У</text:span><text:span text:style-name="T14">станавливаем библиотеку для создания оконных приложений PyQt5.</text:span></text:p>
      <text:p text:style-name="P10"><text:span text:style-name="T20">3. </text:span><text:span text:style-name="T15">В </text:span><text:span text:style-name="T14">проекте созда</text:span><text:span text:style-name="T19">ё</text:span><text:span text:style-name="T14">м новый файл с названием calculator.py.</text:span></text:p>
      <text:p text:style-name="P10"><text:span text:style-name="T21">4. </text:span><text:span text:style-name="T14">Импортируем </text:span><text:span text:style-name="T16">библиотеки,</text:span><text:span text:style-name="T14"> необходимые </text:span><text:span text:style-name="T16">для создания приложения</text:span><text:span text:style-name="T14">.</text:span></text:p>
      <text:p text:style-name="P10"><text:span text:style-name="T21">5.</text:span><text:span text:style-name="T16"> </text:span><text:span text:style-name="T14">Созда</text:span><text:span text:style-name="T19">ё</text:span><text:span text:style-name="T14">м класс Calculator и наследуем его от класса Qwidgets.</text:span></text:p>
      <text:p text:style-name="P10"><text:span text:style-name="T21">6. </text:span><text:span text:style-name="T14">Внутри конструктора созда</text:span><text:span text:style-name="T19">ё</text:span><text:span text:style-name="T14">м оси выравнивания.</text:span></text:p>
      <text:p text:style-name="P12"><text:span text:style-name="T22">7. </text:span><text:span text:style-name="T14">В конструкторе созда</text:span><text:span text:style-name="T19">ё</text:span><text:span text:style-name="T14">м виджеты и привязываем </text:span><text:span text:style-name="T17">их при </text:span><text:span text:style-name="T14">помощ</text:span><text:span text:style-name="T17">и</text:span><text:span text:style-name="T14"> функции addWidget к соответствующим осям выравнивания.</text:span></text:p>
      <text:p text:style-name="P11"><text:span text:style-name="T22">8. </text:span><text:span text:style-name="T14">Созда</text:span><text:span text:style-name="T19">ё</text:span><text:span text:style-name="T14">м события, отвечающие за реакции на нажатия по </text:span><text:span text:style-name="T17">соответствующим</text:span><text:span text:style-name="T14"> кнопкам. </text:span><text:span text:style-name="T17">И</text:span><text:span text:style-name="T14">спользуем lambda-функции.</text:span></text:p>
      <text:p text:style-name="P12"><text:span text:style-name="T23">9. </text:span><text:span text:style-name="T14">Созда</text:span><text:span text:style-name="T19">ё</text:span><text:span text:style-name="T14">м метод класса для обработки кнопок, отвечающих за ввод цифр в линию ввода текста.</text:span><text:span text:style-name="T18"> </text:span><text:span text:style-name="T14">Уже существующая строка в линии ввода конкатенируется с аргументом param и устанавливается как отображаемый в линии ввода текст.</text:span></text:p>
      <text:p text:style-name="P13"><text:span text:style-name="T24">10. <text:s/></text:span><text:span text:style-name="T14">Созда</text:span><text:span text:style-name="T19">ё</text:span><text:span text:style-name="T14">м метод класса для обработки нажатия на кнопку математической операции.</text:span></text:p>
      <text:p text:style-name="P14"><text:span text:style-name="T31">11. <text:s/></text:span><text:span text:style-name="T25">Созда</text:span><text:span text:style-name="T28">ё</text:span><text:span text:style-name="T25">м метод класса для обработки нажатия на кнопку результата.</text:span></text:p>
      <text:p text:style-name="P14"><text:span text:style-name="T31">12. </text:span><text:span text:style-name="T26">Проверяем работу</text:span><text:span text:style-name="T25"> приложени</text:span><text:span text:style-name="T26">я, запускаем его.</text:span></text:p>
      <text:p text:style-name="P15"><text:span text:style-name="T31">1</text:span><text:span text:style-name="T30">3.</text:span><text:span text:style-name="T25"> Загружаем готовую работу на Github.</text:span></text:p>
      <text:p text:style-name="P27"><text:span text:style-name="T31">В</text:span><text:span text:style-name="T30">ывод: </text:span><text:span text:style-name="T25">Мы </text:span><text:span text:style-name="T28">ознакомились </text:span><text:span text:style-name="T3">с библиотекой PyQt5.</text:span><text:span text:style-name="T28"> С</text:span><text:span text:style-name="T25">оздали «Калькулятор» с использованием Python <text:s/></text:span><text:span text:style-name="T27">и библиотеки </text:span><text:span text:style-name="T25">P</text:span><text:span text:style-name="T27">yQt5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 style:font-name-asian="Arial" style:font-family-asian="Arial" style:font-family-generic-asian="system" style:font-pitch-asian="variable" style:font-weight-asian="bold" style:font-name-complex="Arial" style:font-family-complex="Arial" style:font-family-generic-complex="system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1-25T18:11:29.882541049</dc:date>
    <meta:editing-duration>PT16M21S</meta:editing-duration>
    <meta:editing-cycles>6</meta:editing-cycles>
    <meta:document-statistic meta:table-count="0" meta:image-count="0" meta:object-count="0" meta:page-count="2" meta:paragraph-count="34" meta:word-count="242" meta:character-count="2028" meta:non-whitespace-character-count="1658"/>
  </office:meta>
</office:document-meta>
</file>